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officeooo:rsid="00187a3f" officeooo:paragraph-rsid="00187a3f" style:font-size-asian="14pt" style:font-size-complex="14pt"/>
    </style:style>
    <style:style style:name="P3" style:family="paragraph" style:parent-style-name="Standard" style:list-style-name="L1">
      <style:text-properties fo:font-size="14pt" officeooo:rsid="001b4acf" officeooo:paragraph-rsid="001b4acf" style:font-size-asian="14pt" style:font-size-complex="14pt"/>
    </style:style>
    <style:style style:name="T1" style:family="text">
      <style:text-properties officeooo:rsid="00187a3f"/>
    </style:style>
    <style:style style:name="T2" style:family="text">
      <style:text-properties officeooo:rsid="0019ba3b"/>
    </style:style>
    <style:style style:name="T3" style:family="text">
      <style:text-properties officeooo:rsid="001c6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ls -l SCAO/Projet_SCAO/SCAO5/journaux</text:p>
      <text:p text:style-name="P1">total 4604</text:p>
      <text:p text:style-name="P1"><text:span text:style-name="T1">1</text:span> 'journal SEL=5 avec Dich a.xls'</text:p>
      <text:p text:style-name="P1"/>
      <text:p text:style-name="P1"><text:span text:style-name="T1">2</text:span> 'journal SEL=5a.xls' <text:span text:style-name="T3">rien d’intéressant</text:span></text:p>
      <text:p text:style-name="P1"/>
      <text:p text:style-name="P1"><text:span text:style-name="T1">3 </text:span>'journal SEL=5.xls' :</text:p>
      <text:list xml:id="list1484463468" text:style-name="L1">
        <text:list-item>
          <text:p text:style-name="P2">impossible de visualiser les premières colones <text:span text:style-name="T2">A (date=04/05/2011)et B (heure)</text:span></text:p>
        </text:list-item>
        <text:list-item>
          <text:p text:style-name="P2">Fig 8 <text:span text:style-name="T2">(graph5)</text:span></text:p>
        </text:list-item>
        <text:list-item>
          <text:p text:style-name="P3">NIDAYS</text:p>
        </text:list-item>
      </text:list>
      <text:p text:style-name="P1"/>
      <text:p text:style-name="P1">-rw-r--r-- 1 airel airel 298496 mars <text:s text:c="2"/>3 <text:s/>2019 'trajectoire NIDAYS.xls'</text:p>
      <text:p text:style-name="P1">-rw-r--r-- 1 airel airel 298496 mars <text:s text:c="2"/>3 <text:s/>2019 <text:s/>trajectoire.x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22:08.086131503</meta:creation-date>
    <dc:date>2020-02-27T16:53:29.746974259</dc:date>
    <meta:editing-duration>PT6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8" meta:character-count="380" meta:non-whitespace-character-count="329"/>
  </office:meta>
</office:document-meta>
</file>